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705" officeooo:paragraph-rsid="00080705"/>
    </style:style>
    <style:style style:name="P2" style:family="paragraph" style:parent-style-name="Standard" style:list-style-name="L1">
      <style:text-properties officeooo:rsid="00080705" officeooo:paragraph-rsid="00080705"/>
    </style:style>
    <style:style style:name="P3" style:family="paragraph" style:parent-style-name="Standard" style:list-style-name="L1">
      <style:text-properties officeooo:rsid="0009d57e" officeooo:paragraph-rsid="0009d57e"/>
    </style:style>
    <style:style style:name="P4" style:family="paragraph" style:parent-style-name="Standard" style:list-style-name="L1">
      <style:text-properties officeooo:rsid="000b2d55" officeooo:paragraph-rsid="000b2d55"/>
    </style:style>
    <style:style style:name="P5" style:family="paragraph" style:parent-style-name="Standard" style:list-style-name="L1">
      <style:text-properties officeooo:rsid="000b2d55" officeooo:paragraph-rsid="000cd9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s:</text:p>
      <text:list xml:id="list1572202261906233496" text:style-name="L1">
        <text:list-item>
          <text:p text:style-name="P5">install rstudio?</text:p>
        </text:list-item>
        <text:list-item>
          <text:p text:style-name="P2">installing git</text:p>
        </text:list-item>
        <text:list-item>
          <text:p text:style-name="P3">configuring git</text:p>
        </text:list-item>
        <text:list-item>
          <text:p text:style-name="P4"/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9:33:17.444779223</meta:creation-date>
    <dc:date>2018-05-13T13:00:30.284293710</dc:date>
    <meta:editing-duration>PT1H46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2" meta:character-count="63" meta:non-whitespace-character-count="60"/>
  </office:meta>
</office:document-meta>
</file>